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10" style:family="paragraph" style:parent-style-name="Standard">
      <style:paragraph-properties fo:margin-left="0.4925in" fo:margin-right="0in" fo:text-indent="0in" style:auto-text-indent="false"/>
      <style:text-properties style:font-name="FreeSans" fo:font-size="11pt" officeooo:paragraph-rsid="001c136e"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2"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3"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4"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15" style:family="paragraph" style:parent-style-name="Standard">
      <style:paragraph-properties fo:margin-left="0.9846in" fo:margin-right="0in" fo:text-indent="0in" style:auto-text-indent="false"/>
      <style:text-properties style:font-name="FreeSans" fo:font-size="11pt" officeooo:rsid="0012e774" officeooo:paragraph-rsid="0012e774" style:font-size-asian="11pt" style:font-size-complex="11pt"/>
    </style:style>
    <style:style style:name="P16" style:family="paragraph" style:parent-style-name="Standard">
      <style:paragraph-properties fo:margin-left="0.9846in" fo:margin-right="0in" fo:text-indent="0in" style:auto-text-indent="false"/>
      <style:text-properties style:font-name="FreeSans" fo:font-size="11pt" officeooo:rsid="0012e774" officeooo:paragraph-rsid="001a8c3c" style:font-size-asian="11pt" style:font-size-complex="11pt"/>
    </style:style>
    <style:style style:name="P17" style:family="paragraph" style:parent-style-name="Standard">
      <style:paragraph-properties fo:margin-left="0.9846in" fo:margin-right="0in" fo:text-indent="0in" style:auto-text-indent="false"/>
      <style:text-properties style:font-name="FreeSans" fo:font-size="11pt" officeooo:rsid="0013b024" officeooo:paragraph-rsid="0013b024" style:font-size-asian="11pt" style:font-size-complex="11pt"/>
    </style:style>
    <style:style style:name="P18" style:family="paragraph" style:parent-style-name="Standard">
      <style:paragraph-properties fo:margin-left="0.9846in" fo:margin-right="0in" fo:text-indent="0in" style:auto-text-indent="false"/>
      <style:text-properties style:font-name="FreeSans" fo:font-size="11pt" officeooo:rsid="00145a67" officeooo:paragraph-rsid="00145a67" style:font-size-asian="11pt" style:font-size-complex="11pt"/>
    </style:style>
    <style:style style:name="P19" style:family="paragraph" style:parent-style-name="Standard">
      <style:paragraph-properties fo:margin-left="0.9846in" fo:margin-right="0in" fo:text-indent="0in" style:auto-text-indent="false"/>
      <style:text-properties style:font-name="FreeSans" fo:font-size="11pt" officeooo:rsid="001900c7" officeooo:paragraph-rsid="001900c7" style:font-size-asian="11pt" style:font-size-complex="11pt"/>
    </style:style>
    <style:style style:name="P20" style:family="paragraph" style:parent-style-name="Standard">
      <style:paragraph-properties fo:margin-left="0.9846in" fo:margin-right="0in" fo:text-indent="0in" style:auto-text-indent="false"/>
      <style:text-properties style:font-name="FreeSans" fo:font-size="11pt" officeooo:rsid="0019ce6a" officeooo:paragraph-rsid="0019ce6a" style:font-size-asian="11pt" style:font-size-complex="11pt"/>
    </style:style>
    <style:style style:name="P21" style:family="paragraph" style:parent-style-name="Standard">
      <style:paragraph-properties fo:margin-left="0.9846in" fo:margin-right="0in" fo:text-indent="0in" style:auto-text-indent="false"/>
      <style:text-properties style:font-name="FreeSans" fo:font-size="11pt" officeooo:rsid="001a8c3c" officeooo:paragraph-rsid="001a8c3c" style:font-size-asian="11pt" style:font-size-complex="11pt"/>
    </style:style>
    <style:style style:name="P22" style:family="paragraph" style:parent-style-name="Standard">
      <style:paragraph-properties fo:margin-left="0.9846in" fo:margin-right="0in" fo:text-indent="0in" style:auto-text-indent="false"/>
      <style:text-properties style:font-name="FreeSans" fo:font-size="11pt" officeooo:paragraph-rsid="001c136e" style:font-size-asian="11pt" style:font-size-complex="11pt"/>
    </style:style>
    <style:style style:name="P23" style:family="paragraph" style:parent-style-name="Standard">
      <style:paragraph-properties fo:margin-left="0.9846in" fo:margin-right="0in" fo:text-indent="0in" style:auto-text-indent="false"/>
      <style:text-properties style:font-name="FreeSans" fo:font-size="11pt" officeooo:rsid="001c136e" officeooo:paragraph-rsid="001c136e" style:font-size-asian="11pt" style:font-size-complex="11pt"/>
    </style:style>
    <style:style style:name="P24"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25"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26"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27"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P28" style:family="paragraph" style:parent-style-name="Standard">
      <style:paragraph-properties fo:margin-left="0in" fo:margin-right="0in" fo:text-indent="0in" style:auto-text-indent="false"/>
      <style:text-properties style:font-name="FreeSans" fo:font-size="11pt" officeooo:paragraph-rsid="001c136e" style:font-size-asian="11pt" style:font-size-complex="11pt"/>
    </style:style>
    <style:style style:name="P29" style:family="paragraph" style:parent-style-name="Standard" style:list-style-name="L1">
      <style:text-properties style:font-name="FreeSans" fo:font-size="11pt" style:font-size-asian="11pt" style:font-size-complex="11pt"/>
    </style:style>
    <style:style style:name="P30" style:family="paragraph" style:parent-style-name="Standard" style:list-style-name="L2">
      <style:text-properties style:font-name="FreeSans" fo:font-size="11pt" style:font-size-asian="11pt" style:font-size-complex="11pt"/>
    </style:style>
    <style:style style:name="P31"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32" style:family="paragraph" style:parent-style-name="Standard">
      <style:paragraph-properties fo:margin-left="0.9846in" fo:margin-right="0in" fo:text-indent="0in" style:auto-text-indent="false"/>
      <style:text-properties style:font-name="FreeSans" fo:font-size="11pt" officeooo:rsid="001cad56" officeooo:paragraph-rsid="001cad56"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style:style style:name="T5" style:family="text">
      <style:text-properties officeooo:rsid="00145a67"/>
    </style:style>
    <style:style style:name="T6" style:family="text">
      <style:text-properties officeooo:rsid="00171239"/>
    </style:style>
    <style:style style:name="T7" style:family="text">
      <style:text-properties officeooo:rsid="001900c7"/>
    </style:style>
    <style:style style:name="T8" style:family="text">
      <style:text-properties officeooo:rsid="001a8c3c"/>
    </style:style>
    <style:style style:name="T9" style:family="text">
      <style:text-properties officeooo:rsid="001c136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723415334609512894" text:style-name="L1">
        <text:list-item>
          <text:p text:style-name="P29">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25">ANS. &lt;Question #&gt;: <text:s/></text:p>
      <text:p text:style-name="P7">Pivotal Tracker URL: <text:s/>&lt;Pivotal Tracer URL&gt;</text:p>
      <text:p text:style-name="P7">Owner Name: <text:s/>&lt;Owner Name&gt;</text:p>
      <text:p text:style-name="P7">Initial Answer:</text:p>
      <text:p text:style-name="P11">&lt;Initial Answer&gt;</text:p>
      <text:p text:style-name="P11">&lt;References&gt;</text:p>
      <text:p text:style-name="P11"/>
      <text:p text:style-name="P7">Collaborators: <text:s/>&lt;Collaborator names&gt;</text:p>
      <text:p text:style-name="P7">Collaborator URL: <text:s/>&lt;Hangout on Air URL&gt;</text:p>
      <text:p text:style-name="P7">Collaborator Comments:</text:p>
      <text:p text:style-name="P11">&lt;Comment, Name&gt;<text:line-break/>&lt;Comment, Name&gt; <text:s/>&lt;etc.&gt;</text:p>
      <text:p text:style-name="P7">Updated Answer:</text:p>
      <text:p text:style-name="P11">&lt;Updated Answer&gt;</text:p>
      <text:p text:style-name="P11">&lt;Additional References&gt;</text:p>
      <text:p text:style-name="P11"/>
      <text:p text:style-name="P7">Reviewer: <text:s/>&lt;Reviewer Names&gt;</text:p>
      <text:p text:style-name="P7">Review URL: <text:s/>&lt;Hangout on Air URL&gt;</text:p>
      <text:p text:style-name="P7">Reviewer Comments:</text:p>
      <text:p text:style-name="P11">&lt;Comment, Name&gt;</text:p>
      <text:p text:style-name="P11">&lt;Comment, Name&gt; <text:s/>&lt;etc.&gt;</text:p>
      <text:p text:style-name="P7">Updated Answer:</text:p>
      <text:p text:style-name="P11">&lt;Updated Answer&gt;</text:p>
      <text:p text:style-name="P11">&lt;Additional References&gt;</text:p>
      <text:p text:style-name="P11"/>
      <text:p text:style-name="P7">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11"/>
      <text:p text:style-name="P11"/>
      <text:p text:style-name="P25">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25">ANS. 1: <text:s/></text:p>
      <text:p text:style-name="P7">Pivotal Tracker URL: <text:s/>&lt;Pivotal Tracer URL&gt;</text:p>
      <text:p text:style-name="P7">Owner Name: <text:s/>&lt;Owner Name&gt;</text:p>
      <text:p text:style-name="P7">Initial Answer:</text:p>
      <text:p text:style-name="P11">&lt;Initial Answer&gt;</text:p>
      <text:p text:style-name="P11">&lt;References&gt;</text:p>
      <text:p text:style-name="P11"/>
      <text:p text:style-name="P7">Collaborators: <text:s/>&lt;Collaborator names&gt;</text:p>
      <text:p text:style-name="P7">Collaborator URL: <text:s/>&lt;Hangout on Air URL&gt;</text:p>
      <text:p text:style-name="P7">Collaborator Comments:</text:p>
      <text:p text:style-name="P11">&lt;Comment, Name&gt;<text:line-break/>&lt;Comment, Name&gt; <text:s/>&lt;etc.&gt;</text:p>
      <text:p text:style-name="P7">Updated Answer:</text:p>
      <text:p text:style-name="P11">&lt;Updated Answer&gt;</text:p>
      <text:p text:style-name="P11">&lt;Additional References&gt;</text:p>
      <text:p text:style-name="P11"/>
      <text:p text:style-name="P7">Reviewer: <text:s/>&lt;Reviewer Names&gt;</text:p>
      <text:p text:style-name="P7">Review URL: <text:s/>&lt;Hangout on Air URL&gt;</text:p>
      <text:p text:style-name="P7">Reviewer Comments:</text:p>
      <text:p text:style-name="P11">&lt;Comment, Name&gt;</text:p>
      <text:p text:style-name="P11">&lt;Comment, Name&gt; <text:s/>&lt;etc.&gt;</text:p>
      <text:p text:style-name="P7">Updated Answer:</text:p>
      <text:p text:style-name="P11">&lt;Updated Answer&gt;</text:p>
      <text:p text:style-name="P11">&lt;Additional References&gt;</text:p>
      <text:p text:style-name="P11"/>
      <text:p text:style-name="P7">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11"/>
      <text:p text:style-name="P11"/>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25">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25"/>
      <text:p text:style-name="P26">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3">a. <text:s text:c="3"/>Describe the typical characteristics of each.</text:p>
      <text:p text:style-name="P13">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3"><text:soft-page-break/></text:p>
      <text:p text:style-name="P13">For example, rational extroverts judge their colleagues based on results. Their top priority when making decisions is efficiency. Rational extroverts are good at making sound decisions quickly, and only cares about the bottom line.</text:p>
      <text:p text:style-name="P13"/>
      <text:p text:style-name="P13">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3"/>
      <text:p text:style-name="P32">Intuitive extroverts trust their gut when judging colleagues. Their top priority when decision making is their intuition. They are assertive and creative - they like a lot of interaction and discussing ideas with colleagues. They also like to be recognized for their ideas.</text:p>
      <text:p text:style-name="P32"/>
      <text:p text:style-name="P32">Intuitive in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3"/>
      <text:p text:style-name="P13">b. <text:s text:c="3"/>Describe how they would typically interact/communicate with others.</text:p>
      <text:p text:style-name="P13"/>
      <text:p text:style-name="P13">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3"/>
      <text:p text:style-name="P13">Rational introverts and intuitive introverts will ask others when work will be ready. Rational introverts will tend to ask why something hasn’t been finished. Intuitive introverts, however, will offer to help complete tasks.</text:p>
      <text:p text:style-name="P13"/>
      <text:p text:style-name="P13">c. <text:s text:c="3"/>Describe how you should interact/communicate with them in order to be effective.</text:p>
      <text:p text:style-name="P13"/>
      <text:p text:style-name="P13">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3"/>
      <text:p text:style-name="P13">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3"/>
      <text:p text:style-name="P13">References: Projects and People Slideshow available on the course website.</text:p>
      <text:p text:style-name="P12"/>
      <text:p text:style-name="P8">Collaborators: <text:s/>&lt;Collaborator names&gt;</text:p>
      <text:p text:style-name="P8">Collaborator URL: <text:s/>&lt;Hangout on Air URL&gt;</text:p>
      <text:p text:style-name="P8">Collaborator Comments:</text:p>
      <text:p text:style-name="P12">&lt;Comment, Name&gt;<text:line-break/>&lt;Comment, Name&gt; <text:s/>&lt;etc.&gt;</text:p>
      <text:p text:style-name="P8">Updated Answer:</text:p>
      <text:p text:style-name="P12">&lt;Updated Answer&gt;</text:p>
      <text:p text:style-name="P12">&lt;Additional References&gt;</text:p>
      <text:p text:style-name="P12"/>
      <text:p text:style-name="P8"><text:soft-page-break/>Reviewer: <text:s/>&lt;Reviewer Names&gt;</text:p>
      <text:p text:style-name="P8">Review URL: <text:s/>&lt;Hangout on Air URL&gt;</text:p>
      <text:p text:style-name="P8">Reviewer Comments:</text:p>
      <text:p text:style-name="P12">&lt;Comment, Name&gt;</text:p>
      <text:p text:style-name="P12">&lt;Comment, Name&gt; <text:s/>&lt;etc.&gt;</text:p>
      <text:p text:style-name="P8">Updated Answer:</text:p>
      <text:p text:style-name="P12">&lt;Updated Answer&gt;</text:p>
      <text:p text:style-name="P12">&lt;Additional References&gt;</text:p>
      <text:p text:style-name="P12"/>
      <text:p text:style-name="P8">Refactors:</text:p>
      <text:p text:style-name="P12">&lt;Comment, Name&gt;</text:p>
      <text:p text:style-name="P12">&lt;Updated Answer&gt;</text:p>
      <text:p text:style-name="P12">&lt;Additional References&gt;</text:p>
      <text:p text:style-name="P12"/>
      <text:p text:style-name="P12">&lt;Comment, Name&gt;</text:p>
      <text:p text:style-name="P12">&lt;Updated Answer&gt;</text:p>
      <text:p text:style-name="P12">&lt;Additional References&gt; &lt;for each refactor&gt;</text:p>
      <text:p text:style-name="P25"/>
      <text:p text:style-name="P25"/>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text:soft-page-break/>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text:soft-page-break/>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24">Class Moviegoer</text:p>
      <text:p text:style-name="P24"><text:s text:c="2"/>has_many:reviews</text:p>
      <text:p text:style-name="P11">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text:soft-page-break/>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27">ANS. <text:span text:style-name="T4">30</text:span>: <text:s/></text:p>
      <text:p text:style-name="P9">Pivotal Tracker URL: <text:s/><text:span text:style-name="T4">https://www.pivotaltracker.com/n/projects/1339666/stories/94011192</text:span></text:p>
      <text:p text:style-name="P9">Owner Name: <text:s/><text:span text:style-name="T4">Benny Mei</text:span></text:p>
      <text:p text:style-name="P9">Initial Answer:</text:p>
      <text:p text:style-name="P15">a.<text:tab/>Define and describe each of the SOLID principles (as modified for Ruby on Rails applications) in detail.</text:p>
      <text:p text:style-name="P15"/>
      <text:p text:style-name="P15">SOLID is a set of five design principles that clean code should respect. The SOLID acronym describes sound design of interaction between classes. Using design smells to detect SOLID violations amongst classes is analogous to using code smells to detect violations of SOFA principles for good method design. </text:p>
      <text:p text:style-name="P15"/>
      <text:p text:style-name="P15">S - Single responsibility principle</text:p>
      <text:p text:style-name="P15">O - Open/Closed principle</text:p>
      <text:p text:style-name="P15">L - Liskov Substitution principle</text:p>
      <text:p text:style-name="P15">I - Injection of Dependencies principle</text:p>
      <text:p text:style-name="P15">D - Demeter Principle principle</text:p>
      <text:p text:style-name="P15"/>
      <text:p text:style-name="P15"><text:span text:style-name="T1">Single Responsibility</text:span> - A class should have one and only one reason to change. <text:span text:style-name="T5">Furthermore, a class should have one and only one responsibility. As a rule of thumb, if a class's responsibilities cannot be described in 25 words or less, it may have more than one responsibility. For example, when building sign-on pages in Rails, it may be tempting to include user authentication in the controller for a user. However, if we do this, we will have to change the User model and controller every time we want to change our authentication method, even though a User doesn't really depend on how he is authenticated. Therefore, authentication deserves its own RESTful actions and model methods. This will help to conform to the Single Responsibility Principle. <text:s/></text:span></text:p>
      <text:p text:style-name="P15"><text:soft-page-break/><text:span text:style-name="T1">Open/Closed</text:span> - Classes should be open for extension, but closed for modification. <text:span text:style-name="T6">It should be possible to extend the behavior of classes without modifying existing code on which other classes or apps depend. It is necessary to create mechanisms that will enable specific extension points in areas where extensions might be needed in the future. </text:span></text:p>
      <text:p text:style-name="P15"><text:span text:style-name="T1">Liskov Substitution</text:span> - Substituting a subclass for a class should preserve correct program behavior. <text:span text:style-name="T6">All subtypes of a class should preserve the “contract” of the parent class. The methods of a class should work correctly on any subclass of that class.</text:span></text:p>
      <text:p text:style-name="P15"><text:span text:style-name="T1">Injection of Dependencies</text:span> - Collaborating classes whose implementations may vary at runtime should depend on an intermediate “injected” dependency. <text:span text:style-name="T6">By doing this, the implementation of the two classes are allowed to change, but they will still operate with each other. Dependency injection inserts a seam between two classes by passing in a dependency whose value may not be known until runtime, rather than hardwiring this dependency into the source code. </text:span></text:p>
      <text:p text:style-name="P15"><text:span text:style-name="T1">Demeter Principle</text:span> - Speak only to your friends; treat your friends’ friends as strangers. <text:span text:style-name="T6">A method can call other methods in its own class, and methods on the classes of its own instance variables, but everything else is taboo. A class should not be aware of the details of collaborator classes of other classes. It is important for classes to worry about their own data, and ask other classes for data they need.</text:span></text:p>
      <text:p text:style-name="P15"/>
      <text:p text:style-name="P15"/>
      <text:p text:style-name="P18">b.<text:tab/>For each of the above principles, describe symptoms of its violation and discuss refactoring actions that should be taken to remedy such problems.<text:line-break/><text:line-break/>Symptoms of a violation of the Single Responsibility Principle are a large class size, poor LCOM score, and data clumps. Poor LCOM scores are an indication that the class methods have wildly different purposes and lack cohesion. Data clumps indicate that the same bunch of data is moving around with each other as arguments to methods and may need its own class.<text:line-break/><text:line-break/>To remedy symptoms of violations of the Single Responsibility Principle, it is recommneded to extract the class and move methods. That is, if a class is experiencing data clumps, an engineer could extract those data clumps out into a class by itself so that one need only pass an object as an argument. Methods may also be moved out of the old class and into the new class.<text:line-break/><text:line-break/>Symptoms of a violation of the Open/Closed principle are increased conditional complexity, and a case-based dispatcher. <text:span text:style-name="T7">When dealing with case-based logic, it is recommended to refactor the code so that it uses one of two methods – the Strategy pattern, or the Template Method Pattern. Using the Template Method Pattern, the implementation of each stop may differ, but the same set is steps is used for all variants of a class – use inheritance to implement the Template Method Pattern. The strategy pattern allows for a different set of steps for eacy variant – use composition to implement the strategy pattern. A violation of the Open/Closed principle may occur when adding behavior to a class. Any addition of behavior to a class should not need to modify already existing code. Fortunately, using the Decorator pattern can help with this situation. The decorator pattern can “decorate” a class or method by wrapping it in an enhanced version that has the same API, allowing composition of multiple decorations as needed. </text:span></text:p>
      <text:p text:style-name="P18"/>
      <text:p text:style-name="P19">Classes that follow the Open/Closed principle should be built with extension points at places in the code where extensions may be needed in the future. </text:p>
      <text:p text:style-name="P19"/>
      <text:p text:style-name="P20">Symptoms of a violation of the Liskov Substitution Principle are a refused bequest design smell. This is when a subclass either overrides inherited behavior from a superclass, or forces changes to the superclass to avoid problems. If a subclass does not take advantage of its parent's implementation, it likely should not be a subclass at all. To remedy this issue, use composition and delegation rather than inheritance. </text:p>
      <text:p text:style-name="P20"/>
      <text:p text:style-name="P20">Symptoms of a violation of the Injection of Dependencies principle are unit tests that require ad hoc <text:soft-page-break/>stubbing to create seams, and constructors that hardwire a call to another class's constructor rather than allowing runtime determinination of which other class to use. To remedy these issues, it is recommended to refactor the code to inject a dependency on a shared interface to isolate classes, and use the Adapter, Facade, or Proxy patterns as needed to make the interface uniform across variants. </text:p>
      <text:p text:style-name="P16"><text:line-break/><text:line-break/><text:span text:style-name="T8">c.<text:tab/>Define and describe four general problems that can thwart productivity when SOLID principles are ignored.</text:span></text:p>
      <text:p text:style-name="P15"/>
      <text:p text:style-name="P17">In general, SOLID strives for a class architecture that avoids various problems that thwart productivity:<text:line-break/><text:tab/>Viscosity: it's easier to fix a problem using a quick hack, even if the engineer knows it's not</text:p>
      <text:p text:style-name="P17"><text:tab/><text:tab/><text:tab/>the right thing to do.<text:line-break/><text:tab/>Immobility: it's hard to be DRY and functionality is wired into the app so that it makes <text:tab/><text:tab/><text:tab/><text:tab/>extraction difficult.</text:p>
      <text:p text:style-name="P17"><text:tab/>Needless repetition: the app has similar functionality duplicated in multiple places. As a</text:p>
      <text:p text:style-name="P17"><text:tab/><text:tab/><text:tab/><text:tab/>result, small changes in functionality require a lot of little changes to <text:tab/><text:tab/><text:tab/><text:tab/>code and tests – shotgun surgery.</text:p>
      <text:p text:style-name="P17"><text:tab/>Needless complexity: The app's design reflects generality that was inserted before it was </text:p>
      <text:p text:style-name="P17"><text:tab/><text:tab/><text:tab/><text:tab/>needed.</text:p>
      <text:p text:style-name="P15"/>
      <text:p text:style-name="P15"/>
      <text:p text:style-name="P21">References: SaaS Textbook</text:p>
      <text:p text:style-name="P14"/>
      <text:p text:style-name="P9">Collaborators: <text:s/>&lt;Collaborator names&gt;</text:p>
      <text:p text:style-name="P9">Collaborator URL: <text:s/>&lt;Hangout on Air URL&gt;</text:p>
      <text:p text:style-name="P9">Collaborator Comments:</text:p>
      <text:p text:style-name="P14">&lt;Comment, Name&gt;<text:line-break/>&lt;Comment, Name&gt; <text:s/>&lt;etc.&gt;</text:p>
      <text:p text:style-name="P9">Updated Answer:</text:p>
      <text:p text:style-name="P14">&lt;Updated Answer&gt;</text:p>
      <text:p text:style-name="P14">&lt;Additional References&gt;</text:p>
      <text:p text:style-name="P14"/>
      <text:p text:style-name="P9">Reviewer: <text:s/>&lt;Reviewer Names&gt;</text:p>
      <text:p text:style-name="P9">Review URL: <text:s/>&lt;Hangout on Air URL&gt;</text:p>
      <text:p text:style-name="P9">Reviewer Comments:</text:p>
      <text:p text:style-name="P14">&lt;Comment, Name&gt;</text:p>
      <text:p text:style-name="P14">&lt;Comment, Name&gt; <text:s/>&lt;etc.&gt;</text:p>
      <text:p text:style-name="P9">Updated Answer:</text:p>
      <text:p text:style-name="P14">&lt;Updated Answer&gt;</text:p>
      <text:p text:style-name="P14">&lt;Additional References&gt;</text:p>
      <text:p text:style-name="P14"/>
      <text:p text:style-name="P9">Refactors:</text:p>
      <text:p text:style-name="P14">&lt;Comment, Name&gt;</text:p>
      <text:p text:style-name="P14">&lt;Updated Answer&gt;</text:p>
      <text:p text:style-name="P14">&lt;Additional References&gt;</text:p>
      <text:p text:style-name="P14"/>
      <text:p text:style-name="P14">&lt;Comment, Name&gt;</text:p>
      <text:p text:style-name="P14">&lt;Updated Answer&gt;</text:p>
      <text:p text:style-name="P14">&lt;Additional References&gt; &lt;for each refactor&gt;</text:p>
      <text:p text:style-name="P7"/>
      <text:p text:style-name="P7"/>
      <text:p text:style-name="P7"/>
      <text:p text:style-name="P7"><text:soft-page-break/></text:p>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2969238199647865275" text:style-name="L2">
        <text:list-item>
          <text:p text:style-name="P31">Define and describe software rejuvenation and discuss a major problem it alleviates.</text:p>
          <text:p text:style-name="P30"/>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28">ANS. <text:span text:style-name="T9">LAST QUESTION</text:span>: <text:s/></text:p>
      <text:p text:style-name="P10">Pivotal Tracker URL: <text:s/><text:span text:style-name="T9">http://N/A.com</text:span></text:p>
      <text:p text:style-name="P10">Owner Name: <text:s/><text:span text:style-name="T9">Benny Mei</text:span></text:p>
      <text:p text:style-name="P10">Initial Answer:</text:p>
      <text:p text:style-name="P23">a. What were the most important concepts, principles, skills, tools, etc that you learned/mastered throughout the course?</text:p>
      <text:p text:style-name="P23">Arguably, the most important concepts, and principles that I learned throughout the course were Agile development, and code smells including SOFA and SOLID principles. Version control is also an important concept I learned about! Using git has improved my workflow as an engineer.</text:p>
      <text:p text:style-name="P23"/>
      <text:p text:style-name="P23">b. Note any concepts, principles, skills, tools, etc. that you would have liked to learn, but that we didn't cover.</text:p>
      <text:p text:style-name="P23">I would have liked to have more experience dealing with conflicts in class – of course, this isn't always possible due to team dynamics. Covering how to handle conflict in theory was interesting and I would have liked to have had the chance to practice in class.</text:p>
      <text:p text:style-name="P23"/>
      <text:p text:style-name="P23">c. List everything that you feel you did especially well this semester (master specific tools, languages, skills, etc., contribute to the project in a specific way, etc., learn and implement specific things quickly, etc.).</text:p>
      <text:p text:style-name="P23">I feel that I learned how to successfully pair program with various people in the class. Additionally, I learned a lot about how to use databases, write tests, and get form data from a web page! It was especially satisfying when Gregg and I were able to actually register users to the Bike Share service.</text:p>
      <text:p text:style-name="P23"/>
      <text:p text:style-name="P23">d. List anything that that you feel that you didn't do as well, or that didn't go as well as you hoped (getting a list of these items will help me to improve the class schedule in future semesters).</text:p>
      <text:p text:style-name="P23">I would have liked to improve the pace of the project. Though the length of an iteration in this class are 1 week, most stories were not completed in that time frame due to various time constraints. If I were taking this class and only this class, it would have been a much better experience with regard to completing user stories.</text:p>
      <text:p text:style-name="P23"/>
      <text:p text:style-name="P22">&lt;References&gt;</text:p>
      <text:p text:style-name="P22"/>
      <text:p text:style-name="P10">Collaborators: <text:s/>&lt;Collaborator names&gt;</text:p>
      <text:p text:style-name="P10">Collaborator URL: <text:s/>&lt;Hangout on Air URL&gt;</text:p>
      <text:p text:style-name="P10"><text:soft-page-break/>Collaborator Comments:</text:p>
      <text:p text:style-name="P22">&lt;Comment, Name&gt;<text:line-break/>&lt;Comment, Name&gt; <text:s/>&lt;etc.&gt;</text:p>
      <text:p text:style-name="P10">Updated Answer:</text:p>
      <text:p text:style-name="P22">&lt;Updated Answer&gt;</text:p>
      <text:p text:style-name="P22">&lt;Additional References&gt;</text:p>
      <text:p text:style-name="P22"/>
      <text:p text:style-name="P10">Reviewer: <text:s/>&lt;Reviewer Names&gt;</text:p>
      <text:p text:style-name="P10">Review URL: <text:s/>&lt;Hangout on Air URL&gt;</text:p>
      <text:p text:style-name="P10">Reviewer Comments:</text:p>
      <text:p text:style-name="P22">&lt;Comment, Name&gt;</text:p>
      <text:p text:style-name="P22">&lt;Comment, Name&gt; <text:s/>&lt;etc.&gt;</text:p>
      <text:p text:style-name="P10">Updated Answer:</text:p>
      <text:p text:style-name="P22">&lt;Updated Answer&gt;</text:p>
      <text:p text:style-name="P22">&lt;Additional References&gt;</text:p>
      <text:p text:style-name="P22"/>
      <text:p text:style-name="P10">Refactors:</text:p>
      <text:p text:style-name="P22">&lt;Comment, Name&gt;</text:p>
      <text:p text:style-name="P22">&lt;Updated Answer&gt;</text:p>
      <text:p text:style-name="P22">&lt;Additional References&gt;</text:p>
      <text:p text:style-name="P22"/>
      <text:p text:style-name="P22">&lt;Comment, Name&gt;</text:p>
      <text:p text:style-name="P22">&lt;Updated Answer&gt;</text:p>
      <text:p text:style-name="P22">&lt;Additional References&gt; &lt;for each refactor&gt;</text:p>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11"><text:tab/>Have set of expert stakeholders determine criteria</text:p>
      <text:p text:style-name="P11"><text:tab/>Have each assign weight to each criteria anonymously</text:p>
      <text:p text:style-name="P11"><text:tab/>Discuss if wide variance</text:p>
      <text:p text:style-name="P11"><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11T09:55:18.896935555</dc:date>
    <meta:editing-duration>PT1H18M58S</meta:editing-duration>
    <meta:editing-cycles>12</meta:editing-cycles>
    <meta:generator>LibreOffice/4.3.7.2$Linux_X86_64 LibreOffice_project/430m0$Build-2</meta:generator>
    <meta:document-statistic meta:table-count="0" meta:image-count="0" meta:object-count="0" meta:page-count="21" meta:paragraph-count="593" meta:word-count="7371" meta:character-count="45542" meta:non-whitespace-character-count="38194"/>
  </office:meta>
</office:document-meta>
</file>